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3ee1" officeooo:paragraph-rsid="000f3ee1"/>
    </style:style>
    <style:style style:name="P2" style:family="paragraph" style:parent-style-name="Standard">
      <style:text-properties officeooo:rsid="000f7165" officeooo:paragraph-rsid="000f71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n va voir si c'est mieux.</text:p>
      <text:p text:style-name="P1"/>
      <text:p text:style-name="P2">Cccccc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11:35:36.541000000</meta:creation-date>
    <dc:date>2016-07-05T11:37:01.846000000</dc:date>
    <meta:editing-duration>PT1M28S</meta:editing-duration>
    <meta:editing-cycles>2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2" meta:word-count="7" meta:character-count="32" meta:non-whitespace-character-count="27"/>
  </office:meta>
</office:document-meta>
</file>